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loext="urn:org:documentfoundation:names:experimental:office:xmlns:loext:1.0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Tahoma1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MS Mincho" svg:font-family="'MS Mincho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6.002cm" fo:margin-left="0cm" fo:margin-right="-0.002cm" table:align="margins"/>
    </style:style>
    <style:style style:name="Tableau1.A" style:family="table-column">
      <style:table-column-properties style:column-width="7.999cm" style:rel-column-width="32760*"/>
    </style:style>
    <style:style style:name="Tableau1.B" style:family="table-column">
      <style:table-column-properties style:column-width="8.003cm" style:rel-column-width="32775*"/>
    </style:style>
    <style:style style:name="Tableau1.1" style:family="table-row">
      <style:table-row-properties style:min-row-height="0.542cm" style:keep-together="false" fo:keep-together="always"/>
    </style:style>
    <style:style style:name="Tableau1.A1" style:family="table-cell">
      <style:table-cell-properties fo:padding="0cm" fo:border="none"/>
    </style:style>
    <style:style style:name="Tableau1.B1" style:family="table-cell">
      <style:table-cell-properties style:vertical-align="bottom" fo:padding="0cm" fo:border="none"/>
    </style:style>
    <style:style style:name="Tableau1.2" style:family="table-row">
      <style:table-row-properties style:min-row-height="1.683cm" style:keep-together="false" fo:keep-together="always"/>
    </style:style>
    <style:style style:name="Tableau1.3" style:family="table-row">
      <style:table-row-properties style:min-row-height="2.637cm" style:keep-together="false" fo:keep-together="always"/>
    </style:style>
    <style:style style:name="Tableau1.B3" style:family="table-cell">
      <style:table-cell-properties style:vertical-align="" fo:padding="0cm" fo:border="none"/>
    </style:style>
    <style:style style:name="P1" style:family="paragraph" style:parent-style-name="Header">
      <style:paragraph-properties>
        <style:tab-stops/>
      </style:paragraph-properties>
      <style:text-properties style:font-name="Arial1"/>
    </style:style>
    <style:style style:name="P2" style:family="paragraph" style:parent-style-name="Standard">
      <style:paragraph-properties fo:line-height="100%" style:snap-to-layout-grid="false"/>
      <style:text-properties style:font-name="Arial1" fo:font-size="11pt" style:font-size-asian="11pt" style:font-size-complex="11pt"/>
    </style:style>
    <style:style style:name="P3" style:family="paragraph" style:parent-style-name="Standard">
      <style:paragraph-properties fo:text-align="justify" style:justify-single-word="false"/>
      <style:text-properties style:font-name="Arial1" fo:font-size="11pt" style:font-size-asian="11pt" style:font-size-complex="11pt"/>
    </style:style>
    <style:style style:name="P4" style:family="paragraph" style:parent-style-name="Standard">
      <style:paragraph-properties fo:text-align="start" style:justify-single-word="false"/>
      <style:text-properties style:font-name="Arial1" fo:font-size="11pt" style:font-size-asian="11pt" style:font-size-complex="11pt"/>
    </style:style>
    <style:style style:name="P5" style:family="paragraph" style:parent-style-name="Standard">
      <style:paragraph-properties fo:text-align="justify" style:justify-single-word="false"/>
      <style:text-properties style:font-name="Arial1" fo:font-size="11pt" style:font-size-asian="11pt" style:font-name-complex="Arial1" style:font-size-complex="11pt"/>
    </style:style>
    <style:style style:name="P6" style:family="paragraph" style:parent-style-name="Standard">
      <style:paragraph-properties fo:line-height="0.388cm" style:snap-to-layout-grid="false"/>
      <style:text-properties style:font-name="Arial1" fo:font-size="8pt" style:font-size-asian="8pt"/>
    </style:style>
    <style:style style:name="P7" style:family="paragraph" style:parent-style-name="Standard">
      <style:paragraph-properties fo:line-height="100%" style:snap-to-layout-grid="false"/>
      <style:text-properties style:font-name="Arial1" fo:font-size="6pt" style:font-size-asian="6pt" style:font-size-complex="6pt"/>
    </style:style>
    <style:style style:name="P8" style:family="paragraph" style:parent-style-name="Standard">
      <style:paragraph-properties style:text-autospace="none"/>
      <style:text-properties fo:color="#000000" style:font-name="Arial1" fo:font-size="11pt" style:font-name-asian="Times New Roman" style:font-size-asian="11pt" style:font-name-complex="Arial1" style:font-size-complex="11pt"/>
    </style:style>
    <style:style style:name="P9" style:family="paragraph" style:parent-style-name="Standard">
      <style:text-properties fo:color="#000000" style:font-name="Arial1" fo:font-size="11pt" style:font-size-asian="11pt" style:font-size-complex="11pt"/>
    </style:style>
    <style:style style:name="P10" style:family="paragraph" style:parent-style-name="Standard">
      <style:text-properties style:use-window-font-color="true" style:font-name="Arial1" fo:font-size="11pt" style:font-size-asian="11pt" style:font-size-complex="11pt"/>
    </style:style>
    <style:style style:name="P11" style:family="paragraph" style:parent-style-name="Standard">
      <style:paragraph-properties fo:text-align="center" style:justify-single-word="false"/>
    </style:style>
    <style:style style:name="P12" style:family="paragraph" style:parent-style-name="Standard">
      <style:paragraph-properties fo:text-align="justify" style:justify-single-word="false"/>
    </style:style>
    <style:style style:name="P13" style:family="paragraph" style:parent-style-name="Standard">
      <style:paragraph-properties fo:background-color="transparent" style:shadow="none" style:text-autospace="none" style:snap-to-layout-grid="false">
        <style:tab-stops/>
        <style:background-image/>
      </style:paragraph-properties>
      <style:text-properties fo:text-transform="capitalize" fo:color="#000000" style:font-name="Arial1" fo:font-size="11pt" fo:font-weight="bold" style:font-name-asian="Times New Roman" style:font-size-asian="11pt" style:font-weight-asian="bold" style:font-name-complex="Arial1" style:font-size-complex="11pt" style:font-weight-complex="bold"/>
    </style:style>
    <style:style style:name="P14" style:family="paragraph" style:parent-style-name="Text_20_body" style:master-page-name="">
      <style:paragraph-properties loext:contextual-spacing="false" fo:margin-top="0cm" fo:margin-bottom="0.109cm" fo:line-height="100%" style:page-number="auto" fo:background-color="transparent" style:shadow="none">
        <style:tab-stops/>
        <style:background-image/>
      </style:paragraph-properties>
      <style:text-properties fo:color="#cccccc" style:font-name="Arial1" fo:font-size="8pt" style:font-size-asian="8pt" style:font-size-complex="8pt"/>
    </style:style>
    <style:style style:name="P15" style:family="paragraph" style:parent-style-name="Texte_20_de_20_saisie">
      <style:text-properties style:font-name="Arial1" fo:font-size="11pt" style:font-size-asian="11pt" style:font-size-complex="11pt"/>
    </style:style>
    <style:style style:name="P16" style:family="paragraph" style:parent-style-name="Text_20_body">
      <style:paragraph-properties fo:text-align="justify" style:justify-single-word="false"/>
      <style:text-properties style:use-window-font-color="true" style:font-name="Arial1" fo:font-size="11pt" style:font-size-asian="11pt" style:font-size-complex="11pt"/>
    </style:style>
    <style:style style:name="P17" style:family="paragraph" style:parent-style-name="Text_20_body">
      <style:paragraph-properties fo:text-align="justify" style:justify-single-word="false"/>
    </style:style>
    <style:style style:name="P18" style:family="paragraph" style:parent-style-name="Text_20_body">
      <style:paragraph-properties loext:contextual-spacing="false" fo:margin-top="0cm" fo:margin-bottom="0.499cm" fo:text-align="justify" style:justify-single-word="false"/>
    </style:style>
    <style:style style:name="P19" style:family="paragraph" style:parent-style-name="Text_20_body">
      <style:paragraph-properties loext:contextual-spacing="false" fo:margin-left="0cm" fo:margin-right="0cm" fo:margin-top="0cm" fo:margin-bottom="0.499cm" fo:text-align="justify" style:justify-single-word="false" fo:text-indent="0cm" style:auto-text-indent="false"/>
    </style:style>
    <style:style style:name="P20" style:family="paragraph" style:parent-style-name="Text_20_body_20_indent">
      <style:paragraph-properties fo:margin-left="0cm" fo:margin-right="0cm" fo:text-align="justify" style:justify-single-word="false" fo:text-indent="0cm" style:auto-text-indent="false"/>
    </style:style>
    <style:style style:name="P21" style:family="paragraph" style:parent-style-name="Text_20_body_20_indent">
      <style:paragraph-properties fo:margin-left="0cm" fo:margin-right="0cm" fo:text-align="center" style:justify-single-word="false" fo:text-indent="0cm" style:auto-text-indent="false"/>
    </style:style>
    <style:style style:name="P22" style:family="paragraph" style:parent-style-name="Prénom_20_NOM">
      <style:paragraph-properties fo:margin-left="0cm" fo:margin-right="0cm" fo:text-indent="0cm" style:auto-text-indent="false"/>
      <style:text-properties style:font-name="Arial1" fo:font-size="11pt" style:font-size-asian="11pt" style:font-size-complex="11pt"/>
    </style:style>
    <style:style style:name="P23" style:family="paragraph" style:parent-style-name="Standard">
      <style:paragraph-properties loext:contextual-spacing="false" fo:margin-top="0.3cm" fo:margin-bottom="0cm" fo:background-color="transparent" style:shadow="none" style:text-autospace="none" style:snap-to-layout-grid="false">
        <style:tab-stops/>
        <style:drop-cap/>
        <style:background-image/>
      </style:paragraph-properties>
      <style:text-properties fo:text-transform="capitalize" fo:color="#000000" style:font-name="Arial1" fo:font-size="11pt" fo:font-weight="normal" fo:background-color="transparent" style:font-name-asian="Times New Roman" style:font-size-asian="11pt" style:font-weight-asian="normal" style:font-name-complex="Arial1" style:font-size-complex="11pt" style:font-weight-complex="normal"/>
    </style:style>
    <style:style style:name="P24" style:family="paragraph" style:parent-style-name="Text_20_body" style:master-page-name="First_20_Page">
      <style:paragraph-properties loext:contextual-spacing="false" fo:margin-top="0.199cm" fo:margin-bottom="0cm" fo:line-height="100%" style:page-number="auto"/>
      <style:text-properties fo:color="#cccccc" style:font-name="Arial1" fo:font-size="11pt" fo:font-weight="bold" style:font-size-asian="11pt" style:font-weight-asian="bold" style:font-size-complex="11pt" style:font-weight-complex="bold"/>
    </style:style>
    <style:style style:name="P25" style:family="paragraph" style:parent-style-name="Text_20_body">
      <style:paragraph-properties loext:contextual-spacing="false" fo:margin-left="0cm" fo:margin-right="0cm" fo:margin-top="0cm" fo:margin-bottom="0.499cm" fo:text-align="justify" style:justify-single-word="false" fo:text-indent="0cm" style:auto-text-indent="false"/>
      <style:text-properties style:use-window-font-color="true" style:font-name="Arial1" fo:font-size="11pt" fo:font-weight="normal" style:font-size-asian="11pt" style:font-weight-asian="normal" style:font-name-complex="Arial1" style:font-size-complex="11pt" style:font-weight-complex="normal"/>
    </style:style>
    <style:style style:name="T1" style:family="text">
      <style:text-properties style:font-name-asian="Times New Roman" style:font-name-complex="Arial1"/>
    </style:style>
    <style:style style:name="T2" style:family="text">
      <style:text-properties fo:color="#000000" fo:language="zxx" fo:country="none" style:language-asian="zxx" style:country-asian="none"/>
    </style:style>
    <style:style style:name="T3" style:family="text">
      <style:text-properties fo:color="#000000" style:font-name="Arial1" fo:font-size="8pt" fo:language="zxx" fo:country="none" style:font-size-asian="8pt" style:language-asian="zxx" style:country-asian="none"/>
    </style:style>
    <style:style style:name="T4" style:family="text">
      <style:text-properties fo:text-transform="capitalize"/>
    </style:style>
    <style:style style:name="T5" style:family="text">
      <style:text-properties style:font-name-complex="Arial1"/>
    </style:style>
    <style:style style:name="T6" style:family="text">
      <style:text-properties style:font-name="Arial" fo:font-size="11pt"/>
    </style:style>
    <style:style style:name="T7" style:family="text">
      <style:text-properties style:font-name="Arial" style:font-name-complex="Arial1"/>
    </style:style>
    <style:style style:name="T8" style:family="text">
      <style:text-properties style:use-window-font-color="true" style:font-name="Arial1" fo:font-size="11pt" fo:font-weight="normal" style:font-size-asian="11pt" style:font-weight-asian="normal" style:font-name-complex="Arial1" style:font-size-complex="11pt" style:font-weight-complex="normal"/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79" number:automatic-order="true">
      <number:day-of-week number:style="long"/>
      <number:text> </number:text>
      <number:day/>
      <number:text> </number:text>
      <number:month number:style="long" number:textual="true"/>
      <number:text> </number:text>
      <number:year number:style="long"/>
    </number:date-style>
    <number:date-style style:name="N106">
      <number:year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" text:name="personne_qual"/>
        <text:user-field-decl office:value-type="string" office:string-value="" text:name="personne_nom"/>
        <text:user-field-decl office:value-type="string" office:string-value="" text:name="personne_prenom"/>
        <text:user-field-decl office:value-type="string" office:string-value="" text:name="adresse_numvoie"/>
        <text:user-field-decl office:value-type="string" office:string-value="" text:name="adresse_typevoie"/>
        <text:user-field-decl office:value-type="string" office:string-value="" text:name="adresse_nomvoie"/>
        <text:user-field-decl office:value-type="string" office:string-value="" text:name="adresse_complideadr"/>
        <text:user-field-decl office:value-type="string" office:string-value="" text:name="adresse_compladr"/>
        <text:user-field-decl office:value-type="string" office:string-value="" text:name="adresse_codepos"/>
        <text:user-field-decl office:value-type="string" office:string-value="" text:name="adresse_locaadr"/>
        <text:user-field-decl office:value-type="string" office:string-value="" text:name="dossier_matricule"/>
        <text:user-field-decl office:value-type="string" office:string-value="user_nom" text:name="user_nom"/>
        <text:user-field-decl office:value-type="string" office:string-value="user_prenom" text:name="user_prenom"/>
        <text:user-field-decl office:value-type="string" office:string-value="user_numtel" text:name="user_numtel"/>
        <text:user-field-decl office:value-type="string" office:string-value="" text:name="orientstruct_date_valid"/>
        <text:user-field-decl office:value-type="float" office:value="0" text:name="commissionep_dateseance"/>
        <text:user-field-decl office:value-type="string" office:string-value="" text:name="commissionep_dateseance_time"/>
        <text:user-field-decl office:value-type="string" office:string-value="" text:name="commissionep_lieuseance"/>
        <text:user-field-decl office:value-type="string" office:string-value="" text:name="commissionep_adresseseance"/>
        <text:user-field-decl office:value-type="string" office:string-value="" text:name="commissionep_codepostalseance"/>
        <text:user-field-decl office:value-type="string" office:string-value="" text:name="commissionep_villeseance"/>
        <text:user-field-decl office:value-type="string" office:string-value="" text:name="dossierep_personne_qual"/>
        <text:user-field-decl office:value-type="string" office:string-value="" text:name="dossierep_personne_foyer_dossier_matricule"/>
        <text:user-field-decl office:value-type="string" office:string-value="" text:name="dossierep_personne_Matricule"/>
        <text:user-field-decl office:value-type="string" office:string-value="" text:name="contratinsertion_datevalidation_ci"/>
        <text:user-field-decl office:value-type="string" office:string-value="" text:name="structurereferente_lib_struc"/>
        <text:user-field-decl office:value-type="string" office:string-value="" text:name="passagecommissionep_impressionconvocation"/>
        <text:user-field-decl office:value-type="string" office:string-value="" text:name="dossierep_nonrespectsanctionep93_relancenonrespectsanctionep93_1_dateimpression"/>
        <text:user-field-decl office:value-type="string" office:string-value="" text:name="structurereferente_num_voie"/>
        <text:user-field-decl office:value-type="string" office:string-value="" text:name="structurereferente_type_voie"/>
        <text:user-field-decl office:value-type="string" office:string-value="" text:name="structurereferente_nom_voie"/>
        <text:user-field-decl office:value-type="string" office:string-value="" text:name="structurereferente_code_postal"/>
        <text:user-field-decl office:value-type="string" office:string-value="" text:name="structurereferente_ville"/>
        <text:user-field-decl office:value-type="string" office:string-value="" text:name="nonrespectsanctionep93_rgpassage"/>
        <text:user-field-decl office:value-type="string" office:string-value="" text:name="structurereferente_typeorient_id"/>
        <text:user-field-decl office:value-type="float" office:value="0" text:name="decisionprecedente_impressiondecision"/>
        <text:user-field-decl office:value-type="string" office:string-value="" text:name="passagecommissionep_impressiondecision"/>
        <text:user-field-decl office:value-type="string" office:string-value="" text:name="passagecommissionepprecedent_impressiondecision"/>
        <text:user-field-decl office:value-type="string" office:string-value="" text:name="adresse_nomcom"/>
        <text:user-field-decl office:value-type="string" office:string-value="" text:name="adresse_libtypevoie"/>
      </text:user-field-decls>
      <text:section text:style-name="Sect1" text:name="emploi">
        <table:table table:name="Tableau1" table:style-name="Tableau1">
          <table:table-column table:style-name="Tableau1.A"/>
          <table:table-column table:style-name="Tableau1.B"/>
          <table:table-row table:style-name="Tableau1.1">
            <table:table-cell table:style-name="Tableau1.A1" office:value-type="string">
              <text:p text:style-name="P24"/>
            </table:table-cell>
            <table:table-cell table:style-name="Tableau1.B1" office:value-type="string">
              <text:p text:style-name="P13"/>
            </table:table-cell>
          </table:table-row>
          <table:table-row table:style-name="Tableau1.2">
            <table:table-cell table:style-name="Tableau1.A1" office:value-type="string">
              <text:p text:style-name="P14"/>
            </table:table-cell>
            <table:table-cell table:style-name="Tableau1.B1" office:value-type="string">
              <text:p text:style-name="P23"><text:user-field-get text:name="personne_qual"/> <text:user-field-get text:name="personne_prenom"/> <text:user-field-get text:name="personne_nom"/></text:p>
            </table:table-cell>
          </table:table-row>
          <table:table-row table:style-name="Tableau1.3">
            <table:table-cell table:style-name="Tableau1.A1" office:value-type="string">
              <text:p text:style-name="P6">Réf.: <text:span text:style-name="T3">DPAS/SIS/BADA/SUSPENSION/</text:span><text:span text:style-name="T3"><text:date style:data-style-name="N106" text:date-value="2015-04-27T12:23:26.20">2015</text:date></text:span></text:p>
              <text:p text:style-name="P6"><text:span text:style-name="T2"><text:s text:c="9"/>Matricule CAF : </text:span><text:span text:style-name="T2"><text:user-field-get text:name="dossier_matricule"/></text:span></text:p>
              <text:p text:style-name="P6"><text:text-input text:description="">Affaire suivie par : </text:text-input> <text:span text:style-name="T4"><text:user-field-get text:name="user_prenom">user_prenom</text:user-field-get></text:span> <text:bookmark-start text:name="Texte71"/><text:span text:style-name="T4"><text:user-field-get text:name="user_nom">user_nom</text:user-field-get></text:span><text:bookmark-end text:name="Texte71"/> </text:p>
              <text:p text:style-name="P6"><text:text-input text:description="">Tél. : </text:text-input> <text:user-field-get text:name="user_numtel">user_numtel</text:user-field-get></text:p>
              <text:p text:style-name="P7"/>
              <text:p text:style-name="P7"/>
              <text:p text:style-name="P7"/>
              <text:p text:style-name="P7"/>
              <text:p text:style-name="P2">Bobigny, le <text:date style:data-style-name="N36" text:date-value="2015-04-27T12:23:26.21">27/04/2015</text:date></text:p>
            </table:table-cell>
            <table:table-cell table:style-name="Tableau1.B3" office:value-type="string">
              <text:p text:style-name="P8"><text:user-field-get text:name="adresse_numvoie"/> <text:span text:style-name="T4"><text:user-field-get text:name="adresse_libtypevoie"/></text:span><text:span text:style-name="T4"> </text:span><text:span text:style-name="T4"><text:user-field-get text:name="adresse_nomvoie"/></text:span></text:p>
              <text:p text:style-name="P8"><text:hidden-paragraph text:condition="ooow:adresse_compladr==&quot;&quot;" text:is-hidden="true"/><text:user-field-get text:name="adresse_compladr"/></text:p>
              <text:p text:style-name="P8"><text:hidden-paragraph text:condition="ooow:adresse_complideadr==&quot;&quot;" text:is-hidden="true"/><text:user-field-get text:name="adresse_complideadr"/></text:p>
              <text:p text:style-name="P9"><text:span text:style-name="T1"><text:user-field-get text:name="adresse_codepos"/></text:span><text:span text:style-name="T1"> </text:span><text:span text:style-name="T1"><text:user-field-get text:name="adresse_nomcom"/></text:span></text:p>
            </table:table-cell>
          </table:table-row>
        </table:table>
        <text:section text:style-name="Sect1" text:name="Section1">
          <text:p text:style-name="P10"/>
          <text:p text:style-name="P10"/>
          <text:p text:style-name="P3"><text:user-field-get text:name="personne_qual"/>,</text:p>
          <text:p text:style-name="P3"/>
          <text:p text:style-name="P4"><text:span text:style-name="T5">Dans mon courrier du </text:span><text:span text:style-name="T5"><text:user-field-get text:name="passagecommissionepprecedent_impressiondecision"/></text:span><text:span text:style-name="T5">, </text:span><text:span text:style-name="T7">je vous informais de la décision du Président du Conseil </text:span><text:span text:style-name="T7">départemental </text:span><text:span text:style-name="T7">de réduire votre allocation de Revenu de Solidarité Active (RSA) de 100 €, en raison de l’absence de démarches d’insertion de votre part.</text:span><text:span text:style-name="T5"> </text:span></text:p>
          <text:p text:style-name="P5"/>
          <text:section text:style-name="Sect1" text:name="PDV SS" text:condition="ooow:structurereferente_typeorient_id == &quot;3&quot;" text:is-hidden="true">
            <text:p text:style-name="P19">Je vous invitais également à signer dans les plus brefs délais un Contrat d’Engagement Réciproque (CER), et vous indiquais qu’à défaut, votre dossier repasserait en commission et que vous vous exposeriez à une suspension de votre RSA.</text:p>
            <text:p text:style-name="P18">Cependant, à ce jour, je n’ai reçu aucun CER vous concernant.</text:p>
          </text:section>
          <text:p text:style-name="P18"><text:span text:style-name="T6">Par conséquent, votre situation va être soumise à la réunion de l’Equipe Pluridisciplinaire (EP) qui se réunira le </text:span><text:s/><text:user-field-get style:data-style-name="N79" text:name="commissionep_dateseance">samedi 30 décembre 1899</text:user-field-get> à <text:user-field-get text:name="commissionep_dateseance_time"/> à  l'adresse suivante:</text:p>
          <text:p text:style-name="P20"/>
          <text:p text:style-name="P21"><text:user-field-get text:name="commissionep_lieuseance"/></text:p>
          <text:p text:style-name="P11"><text:user-field-get text:name="commissionep_adresseseance"/></text:p>
          <text:p text:style-name="P11"><text:user-field-get text:name="commissionep_codepostalseance"/> <text:user-field-get text:name="commissionep_villeseance"/></text:p>
          <text:p text:style-name="P11"/>
          <text:p text:style-name="P12">Je vous rappelle que vous pourrez être <text:conditional-text text:condition="ooow:personne_qual==&quot;Monsieur&quot;" text:string-value-if-true="entendu" text:string-value-if-false="entendue" text:current-value="true">entendue</text:conditional-text> par l’équipe pluridisciplinaire si vous le souhaitez et vous faire accompagner d’une personne de votre choix.</text:p>
          <text:p text:style-name="P12"/>
          <text:p text:style-name="P17">Toutefois, si vous venez de conclure un CER ou que vous disposez d'un Projet Personnalisé d'Accès à l'Emploi en cours de validité, votre situation est régularisée et vous ne devez pas tenir compte de ce courrier.</text:p>
          <text:p text:style-name="P12"/>
          <text:p text:style-name="P16"><text:span text:style-name="T5">Je vous prie de croire, </text:span><text:span text:style-name="T5"><text:user-field-get text:name="personne_qual"/></text:span><text:span text:style-name="T5">, à l'assurance de mes salutations distinguées.</text:span></text:p>
          <text:p text:style-name="P15"/>
          <text:p text:style-name="P22"/>
        </text:section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loext="urn:org:documentfoundation:names:experimental:office:xmlns:loext:1.0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Tahoma1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MS Mincho" svg:font-family="'MS Mincho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1pt" fo:language="fr" fo:country="FR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 fo:background-color="transparent" style:shadow="none" style:vertical-align="auto">
        <style:tab-stops/>
        <style:background-image/>
      </style:paragraph-properties>
      <style:text-properties style:letter-kerning="false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1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note" style:family="paragraph" style:parent-style-name="Standard" style:class="extra">
      <style:paragraph-properties fo:line-height="100%"/>
      <style:text-properties style:font-name="Times New Roman" fo:font-size="10pt" style:font-name-asian="Times New Roman" style:font-size-asian="10pt"/>
    </style:style>
    <style:style style:name="Text_20_body_20_indent" style:display-name="Text body indent" style:family="paragraph" style:parent-style-name="Standard" style:class="text">
      <style:paragraph-properties fo:margin-left="0.751cm" fo:margin-right="0cm" fo:line-height="100%" fo:text-align="justify" style:justify-single-word="false" fo:text-indent="0cm" style:auto-text-indent="false"/>
      <style:text-properties style:font-name-asian="Times New Roman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énom_20_NOM" style:display-name="Prénom NOM" style:family="paragraph" style:parent-style-name="Standard">
      <style:paragraph-properties fo:margin-left="8.001cm" fo:margin-right="0cm" fo:text-indent="0cm" style:auto-text-indent="false"/>
      <style:text-properties fo:font-weight="bold" style:font-weight-asian="bold"/>
    </style:style>
    <style:style style:name="Texte_20_de_20_saisie" style:display-name="Texte de saisie" style:family="paragraph" style:parent-style-name="Standard">
      <style:paragraph-properties fo:text-align="justify" style:justify-single-word="false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Contents_20__28_user_29_" style:display-name="Table Contents (user)" style:family="paragraph" style:parent-style-name="Standard"/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/>
      <style:text-properties fo:font-weight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loext:contextual-spacing="false"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Police_20_par_20_défaut" style:display-name="Police par défaut" style:family="text"/>
    <style:style style:name="Footnote_20_Symbol" style:display-name="Footnote Symbol" style:family="text" style:parent-style-name="Police_20_par_20_défaut">
      <style:text-properties style:text-position="super 58%"/>
    </style:style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WW8Num2z0" style:family="text">
      <style:text-properties style:font-name="Symbol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2" text:consecutive-numbering="true">
      <text:list-level-style-bullet text:level="1" text:style-name="WW8Num2z0" text:bullet-char="">
        <style:list-level-properties text:list-level-position-and-space-mode="label-alignment">
          <style:list-level-label-alignment text:label-followed-by="listtab" text:list-tab-stop-position="3.136cm" fo:text-indent="-0.635cm" fo:margin-left="3.136cm"/>
        </style:list-level-properties>
        <style:text-properties style:font-name="Symbol"/>
      </text:list-level-style-bullet>
      <text:list-level-style-bullet text:level="2" text:style-name="WW8Num2z1" text:bullet-char="o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text:bullet-char="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  <style:text-properties style:font-name="Wingdings"/>
      </text:list-level-style-bullet>
      <text:list-level-style-bullet text:level="4" text:style-name="WW8Num2z0" text:bullet-char="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  <style:text-properties style:font-name="Symbol"/>
      </text:list-level-style-bullet>
      <text:list-level-style-bullet text:level="5" text:style-name="WW8Num2z1" text:bullet-char="o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text:bullet-char="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  <style:text-properties style:font-name="Wingdings"/>
      </text:list-level-style-bullet>
      <text:list-level-style-bullet text:level="7" text:style-name="WW8Num2z0" text:bullet-char="">
        <style:list-level-properties text:list-level-position-and-space-mode="label-alignment">
          <style:list-level-label-alignment text:label-followed-by="listtab" text:list-tab-stop-position="10.756cm" fo:text-indent="-0.635cm" fo:margin-left="10.756cm"/>
        </style:list-level-properties>
        <style:text-properties style:font-name="Symbol"/>
      </text:list-level-style-bullet>
      <text:list-level-style-bullet text:level="8" text:style-name="WW8Num2z1" text:bullet-char="o">
        <style:list-level-properties text:list-level-position-and-space-mode="label-alignment">
          <style:list-level-label-alignment text:label-followed-by="listtab" text:list-tab-stop-position="12.026cm" fo:text-indent="-0.635cm" fo:margin-left="12.02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text:bullet-char="">
        <style:list-level-properties text:list-level-position-and-space-mode="label-alignment">
          <style:list-level-label-alignment text:label-followed-by="listtab" text:list-tab-stop-position="13.296cm" fo:text-indent="-0.635cm" fo:margin-left="13.29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>
        <style:tab-stops/>
      </style:paragraph-properties>
      <style:text-properties style:font-name="Arial1"/>
    </style:style>
    <style:page-layout style:name="Mpm1">
      <style:page-layout-properties fo:page-width="21.001cm" fo:page-height="29.7cm" style:num-format="1" style:print-orientation="portrait" fo:margin-top="3.949cm" fo:margin-bottom="1.842cm" fo:margin-left="3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.54cm" fo:margin-bottom="1.199cm" fo:margin-left="3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3.013cm" fo:margin-left="0cm" fo:margin-right="0cm" fo:margin-bottom="0cm" style:dynamic-spacing="true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MP1"/>
        <text:p text:style-name="MP1"/>
        <text:p text:style-name="MP1"/>
        <text:p text:style-name="MP1"/>
        <text:p text:style-name="MP1"/>
        <text:p text:style-name="MP1"/>
      </style:head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hierry ROBERT</meta:initial-creator>
    <meta:creation-date>2010-02-24T16:09:50.78</meta:creation-date>
    <dc:date>2015-04-27T12:23:26.12</dc:date>
    <meta:editing-duration>PT07H34M58S</meta:editing-duration>
    <meta:editing-cycles>141</meta:editing-cycles>
    <meta:generator>OpenOffice.org/3.2$Win32 OpenOffice.org_project/320m12$Build-9483</meta:generator>
    <meta:printed-by>linda baitech</meta:printed-by>
    <meta:print-date>2013-07-29T11:15:18.49</meta:print-date>
    <dc:creator>linda baitech</dc:creator>
    <meta:document-statistic meta:table-count="1" meta:image-count="0" meta:object-count="0" meta:page-count="1" meta:paragraph-count="19" meta:word-count="204" meta:character-count="1300"/>
  </office:meta>
</office:document-meta>
</file>